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agLibraryResolver.getDiscover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agLibraryResolver.resolveTagLibrary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TagLibraryResolver.setDiscoverClasses( DiscoverClasses disc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LibraryResolver.newInstance( String uri , Class th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TagLibraryResolver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LibraryResolver.loadClass( String uri ,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agLibraryResolver.get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LibraryResolver.setUseContextClassLoader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LibraryResolv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LibraryResolver.DefaultTagLibrar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